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>
            <draw:frame table:end-cell-address="Tabelle1.R40" table:end-x="2.153cm" table:end-y="0.319cm" draw:z-index="0" draw:style-name="gr1" draw:text-style-name="P1" svg:width="31.406cm" svg:height="17.826cm" svg:x="0.103cm" svg:y="0.106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31886542">
            <text:p>1,31886542</text:p>
          </table:table-cell>
          <table:table-cell office:value-type="float" office:value="1.44640207">
            <text:p>1,44640207</text:p>
          </table:table-cell>
          <table:table-cell office:value-type="float" office:value="1.32993162">
            <text:p>1,32993162</text:p>
          </table:table-cell>
          <table:table-cell office:value-type="float" office:value="1.38766837">
            <text:p>1,38766837</text:p>
          </table:table-cell>
          <table:table-cell/>
        </table:table-row>
        <table:table-row table:style-name="ro1">
          <table:table-cell office:value-type="float" office:value="1.06368577">
            <text:p>1,06368577</text:p>
          </table:table-cell>
          <table:table-cell office:value-type="float" office:value="1.39104939">
            <text:p>1,39104939</text:p>
          </table:table-cell>
          <table:table-cell office:value-type="float" office:value="1.30272353">
            <text:p>1,30272353</text:p>
          </table:table-cell>
          <table:table-cell office:value-type="float" office:value="1.39167309">
            <text:p>1,39167309</text:p>
          </table:table-cell>
          <table:table-cell/>
        </table:table-row>
        <table:table-row table:style-name="ro1">
          <table:table-cell office:value-type="float" office:value="1.02652907">
            <text:p>1,02652907</text:p>
          </table:table-cell>
          <table:table-cell office:value-type="float" office:value="1.38342929">
            <text:p>1,38342929</text:p>
          </table:table-cell>
          <table:table-cell office:value-type="float" office:value="1.18628895">
            <text:p>1,18628895</text:p>
          </table:table-cell>
          <table:table-cell office:value-type="float" office:value="1.38854659">
            <text:p>1,38854659</text:p>
          </table:table-cell>
          <table:table-cell/>
        </table:table-row>
        <table:table-row table:style-name="ro1">
          <table:table-cell office:value-type="float" office:value="1.01616991">
            <text:p>1,01616991</text:p>
          </table:table-cell>
          <table:table-cell office:value-type="float" office:value="1.37029278">
            <text:p>1,37029278</text:p>
          </table:table-cell>
          <table:table-cell office:value-type="float" office:value="1.20540154">
            <text:p>1,20540154</text:p>
          </table:table-cell>
          <table:table-cell office:value-type="float" office:value="1.3866843">
            <text:p>1,3866843</text:p>
          </table:table-cell>
          <table:table-cell/>
        </table:table-row>
        <table:table-row table:style-name="ro1">
          <table:table-cell office:value-type="float" office:value="0.99986565">
            <text:p>0,99986565</text:p>
          </table:table-cell>
          <table:table-cell office:value-type="float" office:value="1.36895394">
            <text:p>1,36895394</text:p>
          </table:table-cell>
          <table:table-cell office:value-type="float" office:value="1.20467103">
            <text:p>1,20467103</text:p>
          </table:table-cell>
          <table:table-cell office:value-type="float" office:value="1.38560224">
            <text:p>1,38560224</text:p>
          </table:table-cell>
          <table:table-cell/>
        </table:table-row>
        <table:table-row table:style-name="ro1">
          <table:table-cell office:value-type="float" office:value="1.05502355">
            <text:p>1,05502355</text:p>
          </table:table-cell>
          <table:table-cell office:value-type="float" office:value="1.32995701">
            <text:p>1,32995701</text:p>
          </table:table-cell>
          <table:table-cell office:value-type="float" office:value="4.30947113">
            <text:p>4,30947113</text:p>
          </table:table-cell>
          <table:table-cell office:value-type="float" office:value="1.32130682">
            <text:p>1,32130682</text:p>
          </table:table-cell>
          <table:table-cell/>
        </table:table-row>
        <table:table-row table:style-name="ro1">
          <table:table-cell office:value-type="float" office:value="1.84859502">
            <text:p>1,84859502</text:p>
          </table:table-cell>
          <table:table-cell office:value-type="float" office:value="1.07212234">
            <text:p>1,07212234</text:p>
          </table:table-cell>
          <table:table-cell office:value-type="float" office:value="1.28996122">
            <text:p>1,28996122</text:p>
          </table:table-cell>
          <table:table-cell office:value-type="float" office:value="1.51508164">
            <text:p>1,51508164</text:p>
          </table:table-cell>
          <table:table-cell/>
        </table:table-row>
        <table:table-row table:style-name="ro1">
          <table:table-cell office:value-type="float" office:value="1.84145415">
            <text:p>1,84145415</text:p>
          </table:table-cell>
          <table:table-cell office:value-type="float" office:value="1.07007968">
            <text:p>1,07007968</text:p>
          </table:table-cell>
          <table:table-cell office:value-type="float" office:value="1.25130987">
            <text:p>1,25130987</text:p>
          </table:table-cell>
          <table:table-cell office:value-type="float" office:value="1.48147964">
            <text:p>1,48147964</text:p>
          </table:table-cell>
          <table:table-cell/>
        </table:table-row>
        <table:table-row table:style-name="ro1">
          <table:table-cell office:value-type="float" office:value="2.39567137">
            <text:p>2,39567137</text:p>
          </table:table-cell>
          <table:table-cell office:value-type="float" office:value="0.85545653">
            <text:p>0,85545653</text:p>
          </table:table-cell>
          <table:table-cell office:value-type="float" office:value="1.30506706">
            <text:p>1,30506706</text:p>
          </table:table-cell>
          <table:table-cell office:value-type="float" office:value="1.50905049">
            <text:p>1,50905049</text:p>
          </table:table-cell>
          <table:table-cell/>
        </table:table-row>
        <table:table-row table:style-name="ro1">
          <table:table-cell office:value-type="float" office:value="2.57662201">
            <text:p>2,57662201</text:p>
          </table:table-cell>
          <table:table-cell office:value-type="float" office:value="0.82192683">
            <text:p>0,82192683</text:p>
          </table:table-cell>
          <table:table-cell office:value-type="float" office:value="1.39298868">
            <text:p>1,39298868</text:p>
          </table:table-cell>
          <table:table-cell office:value-type="float" office:value="1.43749762">
            <text:p>1,43749762</text:p>
          </table:table-cell>
          <table:table-cell/>
        </table:table-row>
        <table:table-row table:style-name="ro1">
          <table:table-cell office:value-type="float" office:value="2.41962957">
            <text:p>2,41962957</text:p>
          </table:table-cell>
          <table:table-cell office:value-type="float" office:value="0.85197455">
            <text:p>0,85197455</text:p>
          </table:table-cell>
          <table:table-cell office:value-type="float" office:value="1.47037387">
            <text:p>1,47037387</text:p>
          </table:table-cell>
          <table:table-cell office:value-type="float" office:value="1.43532968">
            <text:p>1,43532968</text:p>
          </table:table-cell>
          <table:table-cell/>
        </table:table-row>
        <table:table-row table:style-name="ro1">
          <table:table-cell office:value-type="float" office:value="2.3557775">
            <text:p>2,3557775</text:p>
          </table:table-cell>
          <table:table-cell office:value-type="float" office:value="0.89398134">
            <text:p>0,89398134</text:p>
          </table:table-cell>
          <table:table-cell office:value-type="float" office:value="1.01953518">
            <text:p>1,01953518</text:p>
          </table:table-cell>
          <table:table-cell office:value-type="float" office:value="2.02686691">
            <text:p>2,02686691</text:p>
          </table:table-cell>
          <table:table-cell/>
        </table:table-row>
        <table:table-row table:style-name="ro1">
          <table:table-cell office:value-type="float" office:value="2.34446526">
            <text:p>2,34446526</text:p>
          </table:table-cell>
          <table:table-cell office:value-type="float" office:value="0.88119781">
            <text:p>0,88119781</text:p>
          </table:table-cell>
          <table:table-cell office:value-type="float" office:value="1.13458955">
            <text:p>1,13458955</text:p>
          </table:table-cell>
          <table:table-cell office:value-type="float" office:value="1.61998522">
            <text:p>1,61998522</text:p>
          </table:table-cell>
          <table:table-cell/>
        </table:table-row>
        <table:table-row table:style-name="ro1">
          <table:table-cell office:value-type="float" office:value="2.47287703">
            <text:p>2,47287703</text:p>
          </table:table-cell>
          <table:table-cell office:value-type="float" office:value="0.83308047">
            <text:p>0,83308047</text:p>
          </table:table-cell>
          <table:table-cell office:value-type="float" office:value="0.98564005">
            <text:p>0,98564005</text:p>
          </table:table-cell>
          <table:table-cell office:value-type="float" office:value="2.13468266">
            <text:p>2,13468266</text:p>
          </table:table-cell>
          <table:table-cell/>
        </table:table-row>
        <table:table-row table:style-name="ro1">
          <table:table-cell office:value-type="float" office:value="2.53569746">
            <text:p>2,53569746</text:p>
          </table:table-cell>
          <table:table-cell office:value-type="float" office:value="0.8173117">
            <text:p>0,8173117</text:p>
          </table:table-cell>
          <table:table-cell office:value-type="float" office:value="1.03328288">
            <text:p>1,03328288</text:p>
          </table:table-cell>
          <table:table-cell office:value-type="float" office:value="1.97380149">
            <text:p>1,97380149</text:p>
          </table:table-cell>
          <table:table-cell/>
        </table:table-row>
        <table:table-row table:style-name="ro1">
          <table:table-cell office:value-type="float" office:value="2.71910191">
            <text:p>2,71910191</text:p>
          </table:table-cell>
          <table:table-cell office:value-type="float" office:value="0.77789044">
            <text:p>0,77789044</text:p>
          </table:table-cell>
          <table:table-cell office:value-type="float" office:value="1.00797713">
            <text:p>1,00797713</text:p>
          </table:table-cell>
          <table:table-cell office:value-type="float" office:value="2.06381083">
            <text:p>2,06381083</text:p>
          </table:table-cell>
          <table:table-cell/>
        </table:table-row>
        <table:table-row table:style-name="ro1">
          <table:table-cell office:value-type="float" office:value="2.69143891">
            <text:p>2,69143891</text:p>
          </table:table-cell>
          <table:table-cell office:value-type="float" office:value="0.77406168">
            <text:p>0,77406168</text:p>
          </table:table-cell>
          <table:table-cell office:value-type="float" office:value="1.03334165">
            <text:p>1,03334165</text:p>
          </table:table-cell>
          <table:table-cell office:value-type="float" office:value="2.05101848">
            <text:p>2,05101848</text:p>
          </table:table-cell>
          <table:table-cell/>
        </table:table-row>
        <table:table-row table:style-name="ro1">
          <table:table-cell office:value-type="float" office:value="2.68195963">
            <text:p>2,68195963</text:p>
          </table:table-cell>
          <table:table-cell office:value-type="float" office:value="0.77363706">
            <text:p>0,77363706</text:p>
          </table:table-cell>
          <table:table-cell office:value-type="float" office:value="1.08578146">
            <text:p>1,08578146</text:p>
          </table:table-cell>
          <table:table-cell office:value-type="float" office:value="1.98154235">
            <text:p>1,98154235</text:p>
          </table:table-cell>
          <table:table-cell/>
        </table:table-row>
        <table:table-row table:style-name="ro1">
          <table:table-cell office:value-type="float" office:value="2.72961187">
            <text:p>2,72961187</text:p>
          </table:table-cell>
          <table:table-cell office:value-type="float" office:value="0.75962687">
            <text:p>0,75962687</text:p>
          </table:table-cell>
          <table:table-cell office:value-type="float" office:value="1.03702664">
            <text:p>1,03702664</text:p>
          </table:table-cell>
          <table:table-cell office:value-type="float" office:value="1.98278821">
            <text:p>1,98278821</text:p>
          </table:table-cell>
          <table:table-cell/>
        </table:table-row>
        <table:table-row table:style-name="ro1">
          <table:table-cell office:value-type="float" office:value="2.92016625">
            <text:p>2,92016625</text:p>
          </table:table-cell>
          <table:table-cell office:value-type="float" office:value="0.71234483">
            <text:p>0,71234483</text:p>
          </table:table-cell>
          <table:table-cell office:value-type="float" office:value="0.96813101">
            <text:p>0,96813101</text:p>
          </table:table-cell>
          <table:table-cell office:value-type="float" office:value="2.74924922">
            <text:p>2,74924922</text:p>
          </table:table-cell>
          <table:table-cell/>
        </table:table-row>
        <table:table-row table:style-name="ro1">
          <table:table-cell office:value-type="float" office:value="2.82424808">
            <text:p>2,82424808</text:p>
          </table:table-cell>
          <table:table-cell office:value-type="float" office:value="0.72802484">
            <text:p>0,72802484</text:p>
          </table:table-cell>
          <table:table-cell office:value-type="float" office:value="0.99261844">
            <text:p>0,99261844</text:p>
          </table:table-cell>
          <table:table-cell office:value-type="float" office:value="2.39903641">
            <text:p>2,39903641</text:p>
          </table:table-cell>
          <table:table-cell/>
        </table:table-row>
        <table:table-row table:style-name="ro1">
          <table:table-cell office:value-type="float" office:value="2.85428309">
            <text:p>2,85428309</text:p>
          </table:table-cell>
          <table:table-cell office:value-type="float" office:value="0.73681885">
            <text:p>0,73681885</text:p>
          </table:table-cell>
          <table:table-cell office:value-type="float" office:value="0.95661294">
            <text:p>0,95661294</text:p>
          </table:table-cell>
          <table:table-cell office:value-type="float" office:value="2.40656066">
            <text:p>2,40656066</text:p>
          </table:table-cell>
          <table:table-cell/>
        </table:table-row>
        <table:table-row table:style-name="ro1">
          <table:table-cell office:value-type="float" office:value="2.84719849">
            <text:p>2,84719849</text:p>
          </table:table-cell>
          <table:table-cell office:value-type="float" office:value="0.72233146">
            <text:p>0,72233146</text:p>
          </table:table-cell>
          <table:table-cell office:value-type="float" office:value="1.12304163">
            <text:p>1,12304163</text:p>
          </table:table-cell>
          <table:table-cell office:value-type="float" office:value="1.96962237">
            <text:p>1,96962237</text:p>
          </table:table-cell>
          <table:table-cell/>
        </table:table-row>
        <table:table-row table:style-name="ro1">
          <table:table-cell office:value-type="float" office:value="3.41123772">
            <text:p>3,41123772</text:p>
          </table:table-cell>
          <table:table-cell office:value-type="float" office:value="0.60211229">
            <text:p>0,60211229</text:p>
          </table:table-cell>
          <table:table-cell office:value-type="float" office:value="0.97792011">
            <text:p>0,97792011</text:p>
          </table:table-cell>
          <table:table-cell office:value-type="float" office:value="3.39306879">
            <text:p>3,39306879</text:p>
          </table:table-cell>
          <table:table-cell/>
        </table:table-row>
        <table:table-row table:style-name="ro1">
          <table:table-cell office:value-type="float" office:value="3.13254809">
            <text:p>3,13254809</text:p>
          </table:table-cell>
          <table:table-cell office:value-type="float" office:value="0.6725015">
            <text:p>0,6725015</text:p>
          </table:table-cell>
          <table:table-cell office:value-type="float" office:value="0.91630775">
            <text:p>0,91630775</text:p>
          </table:table-cell>
          <table:table-cell office:value-type="float" office:value="3.24654484">
            <text:p>3,24654484</text:p>
          </table:table-cell>
          <table:table-cell/>
        </table:table-row>
        <table:table-row table:style-name="ro1">
          <table:table-cell office:value-type="float" office:value="3.13640141">
            <text:p>3,13640141</text:p>
          </table:table-cell>
          <table:table-cell office:value-type="float" office:value="0.65125853">
            <text:p>0,65125853</text:p>
          </table:table-cell>
          <table:table-cell office:value-type="float" office:value="1.04743719">
            <text:p>1,04743719</text:p>
          </table:table-cell>
          <table:table-cell office:value-type="float" office:value="2.14817595">
            <text:p>2,14817595</text:p>
          </table:table-cell>
          <table:table-cell/>
        </table:table-row>
        <table:table-row table:style-name="ro1">
          <table:table-cell office:value-type="float" office:value="3.14512634">
            <text:p>3,14512634</text:p>
          </table:table-cell>
          <table:table-cell office:value-type="float" office:value="0.6468994">
            <text:p>0,6468994</text:p>
          </table:table-cell>
          <table:table-cell office:value-type="float" office:value="1.12446153">
            <text:p>1,12446153</text:p>
          </table:table-cell>
          <table:table-cell office:value-type="float" office:value="2.18302393">
            <text:p>2,18302393</text:p>
          </table:table-cell>
          <table:table-cell/>
        </table:table-row>
        <table:table-row table:style-name="ro1">
          <table:table-cell office:value-type="float" office:value="3.1849165">
            <text:p>3,1849165</text:p>
          </table:table-cell>
          <table:table-cell office:value-type="float" office:value="0.63706619">
            <text:p>0,63706619</text:p>
          </table:table-cell>
          <table:table-cell office:value-type="float" office:value="1.02233183">
            <text:p>1,02233183</text:p>
          </table:table-cell>
          <table:table-cell office:value-type="float" office:value="2.1727891">
            <text:p>2,1727891</text:p>
          </table:table-cell>
          <table:table-cell/>
        </table:table-row>
        <table:table-row table:style-name="ro1">
          <table:table-cell office:value-type="float" office:value="3.09547377">
            <text:p>3,09547377</text:p>
          </table:table-cell>
          <table:table-cell office:value-type="float" office:value="0.67468286">
            <text:p>0,67468286</text:p>
          </table:table-cell>
          <table:table-cell office:value-type="float" office:value="0.97443467">
            <text:p>0,97443467</text:p>
          </table:table-cell>
          <table:table-cell office:value-type="float" office:value="2.62606502">
            <text:p>2,62606502</text:p>
          </table:table-cell>
          <table:table-cell/>
        </table:table-row>
        <table:table-row table:style-name="ro1">
          <table:table-cell office:value-type="float" office:value="3.31942081">
            <text:p>3,31942081</text:p>
          </table:table-cell>
          <table:table-cell office:value-type="float" office:value="0.60197276">
            <text:p>0,60197276</text:p>
          </table:table-cell>
          <table:table-cell office:value-type="float" office:value="0.97641742">
            <text:p>0,97641742</text:p>
          </table:table-cell>
          <table:table-cell office:value-type="float" office:value="3.37384462">
            <text:p>3,37384462</text:p>
          </table:table-cell>
          <table:table-cell/>
        </table:table-row>
        <table:table-row table:style-name="ro1">
          <table:table-cell office:value-type="float" office:value="3.37931037">
            <text:p>3,37931037</text:p>
          </table:table-cell>
          <table:table-cell office:value-type="float" office:value="0.58582622">
            <text:p>0,58582622</text:p>
          </table:table-cell>
          <table:table-cell office:value-type="float" office:value="1.02495468">
            <text:p>1,02495468</text:p>
          </table:table-cell>
          <table:table-cell office:value-type="float" office:value="2.54744554">
            <text:p>2,54744554</text:p>
          </table:table-cell>
          <table:table-cell/>
        </table:table-row>
        <table:table-row table:style-name="ro1">
          <table:table-cell office:value-type="float" office:value="3.49135518">
            <text:p>3,49135518</text:p>
          </table:table-cell>
          <table:table-cell office:value-type="float" office:value="0.5993259">
            <text:p>0,5993259</text:p>
          </table:table-cell>
          <table:table-cell office:value-type="float" office:value="0.98890376">
            <text:p>0,98890376</text:p>
          </table:table-cell>
          <table:table-cell office:value-type="float" office:value="2.81908464">
            <text:p>2,81908464</text:p>
          </table:table-cell>
          <table:table-cell/>
        </table:table-row>
        <table:table-row table:style-name="ro1">
          <table:table-cell office:value-type="float" office:value="3.50633788">
            <text:p>3,50633788</text:p>
          </table:table-cell>
          <table:table-cell office:value-type="float" office:value="0.56770968">
            <text:p>0,56770968</text:p>
          </table:table-cell>
          <table:table-cell office:value-type="float" office:value="1.11248899">
            <text:p>1,11248899</text:p>
          </table:table-cell>
          <table:table-cell office:value-type="float" office:value="2.71544886">
            <text:p>2,71544886</text:p>
          </table:table-cell>
          <table:table-cell/>
        </table:table-row>
        <table:table-row table:style-name="ro1">
          <table:table-cell office:value-type="float" office:value="3.59574842">
            <text:p>3,59574842</text:p>
          </table:table-cell>
          <table:table-cell office:value-type="float" office:value="0.5484708">
            <text:p>0,5484708</text:p>
          </table:table-cell>
          <table:table-cell office:value-type="float" office:value="1.12303472">
            <text:p>1,12303472</text:p>
          </table:table-cell>
          <table:table-cell office:value-type="float" office:value="2.30931664">
            <text:p>2,30931664</text:p>
          </table:table-cell>
          <table:table-cell/>
        </table:table-row>
        <table:table-row table:style-name="ro1">
          <table:table-cell office:value-type="float" office:value="3.60841942">
            <text:p>3,60841942</text:p>
          </table:table-cell>
          <table:table-cell office:value-type="float" office:value="0.54467374">
            <text:p>0,54467374</text:p>
          </table:table-cell>
          <table:table-cell office:value-type="float" office:value="1.02184701">
            <text:p>1,02184701</text:p>
          </table:table-cell>
          <table:table-cell office:value-type="float" office:value="2.45153713">
            <text:p>2,45153713</text:p>
          </table:table-cell>
          <table:table-cell/>
        </table:table-row>
        <table:table-row table:style-name="ro1">
          <table:table-cell office:value-type="float" office:value="3.5854497">
            <text:p>3,5854497</text:p>
          </table:table-cell>
          <table:table-cell office:value-type="float" office:value="0.5568279">
            <text:p>0,5568279</text:p>
          </table:table-cell>
          <table:table-cell office:value-type="float" office:value="1.03521013">
            <text:p>1,03521013</text:p>
          </table:table-cell>
          <table:table-cell office:value-type="float" office:value="2.84521341">
            <text:p>2,84521341</text:p>
          </table:table-cell>
          <table:table-cell/>
        </table:table-row>
        <table:table-row table:style-name="ro1">
          <table:table-cell office:value-type="float" office:value="3.40743542">
            <text:p>3,40743542</text:p>
          </table:table-cell>
          <table:table-cell office:value-type="float" office:value="0.59273994">
            <text:p>0,59273994</text:p>
          </table:table-cell>
          <table:table-cell office:value-type="float" office:value="1.17582083">
            <text:p>1,17582083</text:p>
          </table:table-cell>
          <table:table-cell office:value-type="float" office:value="2.78812551">
            <text:p>2,78812551</text:p>
          </table:table-cell>
          <table:table-cell/>
        </table:table-row>
        <table:table-row table:style-name="ro1">
          <table:table-cell office:value-type="float" office:value="3.41574669">
            <text:p>3,41574669</text:p>
          </table:table-cell>
          <table:table-cell office:value-type="float" office:value="0.59643805">
            <text:p>0,59643805</text:p>
          </table:table-cell>
          <table:table-cell office:value-type="float" office:value="0.96294826">
            <text:p>0,96294826</text:p>
          </table:table-cell>
          <table:table-cell office:value-type="float" office:value="2.90995908">
            <text:p>2,90995908</text:p>
          </table:table-cell>
          <table:table-cell/>
        </table:table-row>
        <table:table-row table:style-name="ro1">
          <table:table-cell office:value-type="float" office:value="3.46283722">
            <text:p>3,46283722</text:p>
          </table:table-cell>
          <table:table-cell office:value-type="float" office:value="0.57191908">
            <text:p>0,57191908</text:p>
          </table:table-cell>
          <table:table-cell office:value-type="float" office:value="1.08621585">
            <text:p>1,08621585</text:p>
          </table:table-cell>
          <table:table-cell office:value-type="float" office:value="2.17796707">
            <text:p>2,17796707</text:p>
          </table:table-cell>
          <table:table-cell/>
        </table:table-row>
        <table:table-row table:style-name="ro1">
          <table:table-cell office:value-type="float" office:value="3.55896854">
            <text:p>3,55896854</text:p>
          </table:table-cell>
          <table:table-cell office:value-type="float" office:value="0.55581516">
            <text:p>0,55581516</text:p>
          </table:table-cell>
          <table:table-cell office:value-type="float" office:value="1.02241004">
            <text:p>1,02241004</text:p>
          </table:table-cell>
          <table:table-cell office:value-type="float" office:value="3.04588199">
            <text:p>3,04588199</text:p>
          </table:table-cell>
          <table:table-cell/>
        </table:table-row>
        <table:table-row table:style-name="ro1">
          <table:table-cell office:value-type="float" office:value="3.64701843">
            <text:p>3,64701843</text:p>
          </table:table-cell>
          <table:table-cell office:value-type="float" office:value="0.55155122">
            <text:p>0,55155122</text:p>
          </table:table-cell>
          <table:table-cell office:value-type="float" office:value="1.21603286">
            <text:p>1,21603286</text:p>
          </table:table-cell>
          <table:table-cell office:value-type="float" office:value="1.73834646">
            <text:p>1,73834646</text:p>
          </table:table-cell>
          <table:table-cell/>
        </table:table-row>
        <table:table-row table:style-name="ro1">
          <table:table-cell office:value-type="float" office:value="3.59875178">
            <text:p>3,59875178</text:p>
          </table:table-cell>
          <table:table-cell office:value-type="float" office:value="0.55214286">
            <text:p>0,55214286</text:p>
          </table:table-cell>
          <table:table-cell office:value-type="float" office:value="1.53126872">
            <text:p>1,53126872</text:p>
          </table:table-cell>
          <table:table-cell office:value-type="float" office:value="1.55913794">
            <text:p>1,55913794</text:p>
          </table:table-cell>
          <table:table-cell/>
        </table:table-row>
        <table:table-row table:style-name="ro1">
          <table:table-cell office:value-type="float" office:value="3.55889487">
            <text:p>3,55889487</text:p>
          </table:table-cell>
          <table:table-cell office:value-type="float" office:value="0.56815022">
            <text:p>0,56815022</text:p>
          </table:table-cell>
          <table:table-cell office:value-type="float" office:value="1.02468288">
            <text:p>1,02468288</text:p>
          </table:table-cell>
          <table:table-cell office:value-type="float" office:value="2.47384787">
            <text:p>2,47384787</text:p>
          </table:table-cell>
          <table:table-cell/>
        </table:table-row>
        <table:table-row table:style-name="ro1">
          <table:table-cell office:value-type="float" office:value="3.59054899">
            <text:p>3,59054899</text:p>
          </table:table-cell>
          <table:table-cell office:value-type="float" office:value="0.54486275">
            <text:p>0,54486275</text:p>
          </table:table-cell>
          <table:table-cell office:value-type="float" office:value="1.08643019">
            <text:p>1,08643019</text:p>
          </table:table-cell>
          <table:table-cell office:value-type="float" office:value="2.51569939">
            <text:p>2,51569939</text:p>
          </table:table-cell>
          <table:table-cell/>
        </table:table-row>
        <table:table-row table:style-name="ro1">
          <table:table-cell office:value-type="float" office:value="3.6640377">
            <text:p>3,6640377</text:p>
          </table:table-cell>
          <table:table-cell office:value-type="float" office:value="0.54073125">
            <text:p>0,54073125</text:p>
          </table:table-cell>
          <table:table-cell office:value-type="float" office:value="1.07433546">
            <text:p>1,07433546</text:p>
          </table:table-cell>
          <table:table-cell office:value-type="float" office:value="2.65632963">
            <text:p>2,65632963</text:p>
          </table:table-cell>
          <table:table-cell/>
        </table:table-row>
        <table:table-row table:style-name="ro1">
          <table:table-cell office:value-type="float" office:value="3.60915184">
            <text:p>3,60915184</text:p>
          </table:table-cell>
          <table:table-cell office:value-type="float" office:value="0.55183595">
            <text:p>0,55183595</text:p>
          </table:table-cell>
          <table:table-cell office:value-type="float" office:value="0.96675819">
            <text:p>0,96675819</text:p>
          </table:table-cell>
          <table:table-cell office:value-type="float" office:value="3.05331635">
            <text:p>3,05331635</text:p>
          </table:table-cell>
          <table:table-cell/>
        </table:table-row>
        <table:table-row table:style-name="ro1">
          <table:table-cell office:value-type="float" office:value="3.47077823">
            <text:p>3,47077823</text:p>
          </table:table-cell>
          <table:table-cell office:value-type="float" office:value="0.5772233">
            <text:p>0,5772233</text:p>
          </table:table-cell>
          <table:table-cell office:value-type="float" office:value="1.17559922">
            <text:p>1,17559922</text:p>
          </table:table-cell>
          <table:table-cell office:value-type="float" office:value="2.33599806">
            <text:p>2,33599806</text:p>
          </table:table-cell>
          <table:table-cell/>
        </table:table-row>
        <table:table-row table:style-name="ro1">
          <table:table-cell office:value-type="float" office:value="3.59474087">
            <text:p>3,59474087</text:p>
          </table:table-cell>
          <table:table-cell office:value-type="float" office:value="0.5861941">
            <text:p>0,5861941</text:p>
          </table:table-cell>
          <table:table-cell office:value-type="float" office:value="0.98576033">
            <text:p>0,98576033</text:p>
          </table:table-cell>
          <table:table-cell office:value-type="float" office:value="2.81779933">
            <text:p>2,81779933</text:p>
          </table:table-cell>
          <table:table-cell/>
        </table:table-row>
        <table:table-row table:style-name="ro1">
          <table:table-cell office:value-type="float" office:value="3.57599831">
            <text:p>3,57599831</text:p>
          </table:table-cell>
          <table:table-cell office:value-type="float" office:value="0.55262071">
            <text:p>0,55262071</text:p>
          </table:table-cell>
          <table:table-cell office:value-type="float" office:value="1.12026834">
            <text:p>1,12026834</text:p>
          </table:table-cell>
          <table:table-cell office:value-type="float" office:value="2.30450988">
            <text:p>2,30450988</text:p>
          </table:table-cell>
          <table:table-cell/>
        </table:table-row>
        <table:table-row table:style-name="ro1">
          <table:table-cell office:value-type="float" office:value="3.58560801">
            <text:p>3,58560801</text:p>
          </table:table-cell>
          <table:table-cell office:value-type="float" office:value="0.56547004">
            <text:p>0,56547004</text:p>
          </table:table-cell>
          <table:table-cell office:value-type="float" office:value="1.10683227">
            <text:p>1,10683227</text:p>
          </table:table-cell>
          <table:table-cell office:value-type="float" office:value="2.47533417">
            <text:p>2,4753341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1">21.01.2021</text:date>, <text:time>20:10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1T20:10:58.38</dc:date>
    <meta:document-statistic meta:table-count="1" meta:cell-count="204" meta:object-count="1"/>
    <meta:generator>OpenOffice/4.1.4$Win32 OpenOffice.org_project/414m5$Build-978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07cm" svg:height="17.827cm" xlink:href=".." xlink:type="simple" chart:class="chart:line" chart:style-name="ch1">
        <chart:legend chart:legend-position="end" svg:x="28.211cm" svg:y="7.815cm" style:legend-expansion="high" chart:style-name="ch2"/>
        <chart:plot-area chart:style-name="ch3" table:cell-range-address="Tabelle1.A1:Tabelle1.D51" chart:data-source-has-labels="row" svg:x="1.078cm" svg:y="1.559cm" svg:width="25.877cm" svg:height="15.492cm">
          <chartooo:coordinate-region svg:x="1.805cm" svg:y="1.771cm" svg:width="24.963cm" svg:height="14.6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1886542">
                <text:p>1.31886542</text:p>
                <draw:g>
                  <svg:desc>Tabelle1.A2:Tabelle1.A51</svg:desc>
                </draw:g>
              </table:table-cell>
              <table:table-cell office:value-type="float" office:value="1.44640207">
                <text:p>1.44640207</text:p>
                <draw:g>
                  <svg:desc>Tabelle1.B2:Tabelle1.B51</svg:desc>
                </draw:g>
              </table:table-cell>
              <table:table-cell office:value-type="float" office:value="1.32993162">
                <text:p>1.32993162</text:p>
                <draw:g>
                  <svg:desc>Tabelle1.C2:Tabelle1.C51</svg:desc>
                </draw:g>
              </table:table-cell>
              <table:table-cell office:value-type="float" office:value="1.38766837">
                <text:p>1.38766837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368577">
                <text:p>1.06368577</text:p>
              </table:table-cell>
              <table:table-cell office:value-type="float" office:value="1.39104939">
                <text:p>1.39104939</text:p>
              </table:table-cell>
              <table:table-cell office:value-type="float" office:value="1.30272353">
                <text:p>1.30272353</text:p>
              </table:table-cell>
              <table:table-cell office:value-type="float" office:value="1.39167309">
                <text:p>1.39167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652907">
                <text:p>1.02652907</text:p>
              </table:table-cell>
              <table:table-cell office:value-type="float" office:value="1.38342929">
                <text:p>1.38342929</text:p>
              </table:table-cell>
              <table:table-cell office:value-type="float" office:value="1.18628895">
                <text:p>1.18628895</text:p>
              </table:table-cell>
              <table:table-cell office:value-type="float" office:value="1.38854659">
                <text:p>1.38854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616991">
                <text:p>1.01616991</text:p>
              </table:table-cell>
              <table:table-cell office:value-type="float" office:value="1.37029278">
                <text:p>1.37029278</text:p>
              </table:table-cell>
              <table:table-cell office:value-type="float" office:value="1.20540154">
                <text:p>1.20540154</text:p>
              </table:table-cell>
              <table:table-cell office:value-type="float" office:value="1.3866843">
                <text:p>1.3866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86565">
                <text:p>0.99986565</text:p>
              </table:table-cell>
              <table:table-cell office:value-type="float" office:value="1.36895394">
                <text:p>1.36895394</text:p>
              </table:table-cell>
              <table:table-cell office:value-type="float" office:value="1.20467103">
                <text:p>1.20467103</text:p>
              </table:table-cell>
              <table:table-cell office:value-type="float" office:value="1.38560224">
                <text:p>1.38560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502355">
                <text:p>1.05502355</text:p>
              </table:table-cell>
              <table:table-cell office:value-type="float" office:value="1.32995701">
                <text:p>1.32995701</text:p>
              </table:table-cell>
              <table:table-cell office:value-type="float" office:value="4.30947113">
                <text:p>4.30947113</text:p>
              </table:table-cell>
              <table:table-cell office:value-type="float" office:value="1.32130682">
                <text:p>1.32130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4859502">
                <text:p>1.84859502</text:p>
              </table:table-cell>
              <table:table-cell office:value-type="float" office:value="1.07212234">
                <text:p>1.07212234</text:p>
              </table:table-cell>
              <table:table-cell office:value-type="float" office:value="1.28996122">
                <text:p>1.28996122</text:p>
              </table:table-cell>
              <table:table-cell office:value-type="float" office:value="1.51508164">
                <text:p>1.51508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4145415">
                <text:p>1.84145415</text:p>
              </table:table-cell>
              <table:table-cell office:value-type="float" office:value="1.07007968">
                <text:p>1.07007968</text:p>
              </table:table-cell>
              <table:table-cell office:value-type="float" office:value="1.25130987">
                <text:p>1.25130987</text:p>
              </table:table-cell>
              <table:table-cell office:value-type="float" office:value="1.48147964">
                <text:p>1.48147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9567137">
                <text:p>2.39567137</text:p>
              </table:table-cell>
              <table:table-cell office:value-type="float" office:value="0.85545653">
                <text:p>0.85545653</text:p>
              </table:table-cell>
              <table:table-cell office:value-type="float" office:value="1.30506706">
                <text:p>1.30506706</text:p>
              </table:table-cell>
              <table:table-cell office:value-type="float" office:value="1.50905049">
                <text:p>1.50905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662201">
                <text:p>2.57662201</text:p>
              </table:table-cell>
              <table:table-cell office:value-type="float" office:value="0.82192683">
                <text:p>0.82192683</text:p>
              </table:table-cell>
              <table:table-cell office:value-type="float" office:value="1.39298868">
                <text:p>1.39298868</text:p>
              </table:table-cell>
              <table:table-cell office:value-type="float" office:value="1.43749762">
                <text:p>1.43749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1962957">
                <text:p>2.41962957</text:p>
              </table:table-cell>
              <table:table-cell office:value-type="float" office:value="0.85197455">
                <text:p>0.85197455</text:p>
              </table:table-cell>
              <table:table-cell office:value-type="float" office:value="1.47037387">
                <text:p>1.47037387</text:p>
              </table:table-cell>
              <table:table-cell office:value-type="float" office:value="1.43532968">
                <text:p>1.43532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57775">
                <text:p>2.3557775</text:p>
              </table:table-cell>
              <table:table-cell office:value-type="float" office:value="0.89398134">
                <text:p>0.89398134</text:p>
              </table:table-cell>
              <table:table-cell office:value-type="float" office:value="1.01953518">
                <text:p>1.01953518</text:p>
              </table:table-cell>
              <table:table-cell office:value-type="float" office:value="2.02686691">
                <text:p>2.02686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4446526">
                <text:p>2.34446526</text:p>
              </table:table-cell>
              <table:table-cell office:value-type="float" office:value="0.88119781">
                <text:p>0.88119781</text:p>
              </table:table-cell>
              <table:table-cell office:value-type="float" office:value="1.13458955">
                <text:p>1.13458955</text:p>
              </table:table-cell>
              <table:table-cell office:value-type="float" office:value="1.61998522">
                <text:p>1.61998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7287703">
                <text:p>2.47287703</text:p>
              </table:table-cell>
              <table:table-cell office:value-type="float" office:value="0.83308047">
                <text:p>0.83308047</text:p>
              </table:table-cell>
              <table:table-cell office:value-type="float" office:value="0.98564005">
                <text:p>0.98564005</text:p>
              </table:table-cell>
              <table:table-cell office:value-type="float" office:value="2.13468266">
                <text:p>2.13468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3569746">
                <text:p>2.53569746</text:p>
              </table:table-cell>
              <table:table-cell office:value-type="float" office:value="0.8173117">
                <text:p>0.8173117</text:p>
              </table:table-cell>
              <table:table-cell office:value-type="float" office:value="1.03328288">
                <text:p>1.03328288</text:p>
              </table:table-cell>
              <table:table-cell office:value-type="float" office:value="1.97380149">
                <text:p>1.97380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1910191">
                <text:p>2.71910191</text:p>
              </table:table-cell>
              <table:table-cell office:value-type="float" office:value="0.77789044">
                <text:p>0.77789044</text:p>
              </table:table-cell>
              <table:table-cell office:value-type="float" office:value="1.00797713">
                <text:p>1.00797713</text:p>
              </table:table-cell>
              <table:table-cell office:value-type="float" office:value="2.06381083">
                <text:p>2.06381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9143891">
                <text:p>2.69143891</text:p>
              </table:table-cell>
              <table:table-cell office:value-type="float" office:value="0.77406168">
                <text:p>0.77406168</text:p>
              </table:table-cell>
              <table:table-cell office:value-type="float" office:value="1.03334165">
                <text:p>1.03334165</text:p>
              </table:table-cell>
              <table:table-cell office:value-type="float" office:value="2.05101848">
                <text:p>2.05101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8195963">
                <text:p>2.68195963</text:p>
              </table:table-cell>
              <table:table-cell office:value-type="float" office:value="0.77363706">
                <text:p>0.77363706</text:p>
              </table:table-cell>
              <table:table-cell office:value-type="float" office:value="1.08578146">
                <text:p>1.08578146</text:p>
              </table:table-cell>
              <table:table-cell office:value-type="float" office:value="1.98154235">
                <text:p>1.98154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2961187">
                <text:p>2.72961187</text:p>
              </table:table-cell>
              <table:table-cell office:value-type="float" office:value="0.75962687">
                <text:p>0.75962687</text:p>
              </table:table-cell>
              <table:table-cell office:value-type="float" office:value="1.03702664">
                <text:p>1.03702664</text:p>
              </table:table-cell>
              <table:table-cell office:value-type="float" office:value="1.98278821">
                <text:p>1.98278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2016625">
                <text:p>2.92016625</text:p>
              </table:table-cell>
              <table:table-cell office:value-type="float" office:value="0.71234483">
                <text:p>0.71234483</text:p>
              </table:table-cell>
              <table:table-cell office:value-type="float" office:value="0.96813101">
                <text:p>0.96813101</text:p>
              </table:table-cell>
              <table:table-cell office:value-type="float" office:value="2.74924922">
                <text:p>2.749249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2424808">
                <text:p>2.82424808</text:p>
              </table:table-cell>
              <table:table-cell office:value-type="float" office:value="0.72802484">
                <text:p>0.72802484</text:p>
              </table:table-cell>
              <table:table-cell office:value-type="float" office:value="0.99261844">
                <text:p>0.99261844</text:p>
              </table:table-cell>
              <table:table-cell office:value-type="float" office:value="2.39903641">
                <text:p>2.39903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5428309">
                <text:p>2.85428309</text:p>
              </table:table-cell>
              <table:table-cell office:value-type="float" office:value="0.73681885">
                <text:p>0.73681885</text:p>
              </table:table-cell>
              <table:table-cell office:value-type="float" office:value="0.95661294">
                <text:p>0.95661294</text:p>
              </table:table-cell>
              <table:table-cell office:value-type="float" office:value="2.40656066">
                <text:p>2.40656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4719849">
                <text:p>2.84719849</text:p>
              </table:table-cell>
              <table:table-cell office:value-type="float" office:value="0.72233146">
                <text:p>0.72233146</text:p>
              </table:table-cell>
              <table:table-cell office:value-type="float" office:value="1.12304163">
                <text:p>1.12304163</text:p>
              </table:table-cell>
              <table:table-cell office:value-type="float" office:value="1.96962237">
                <text:p>1.96962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1123772">
                <text:p>3.41123772</text:p>
              </table:table-cell>
              <table:table-cell office:value-type="float" office:value="0.60211229">
                <text:p>0.60211229</text:p>
              </table:table-cell>
              <table:table-cell office:value-type="float" office:value="0.97792011">
                <text:p>0.97792011</text:p>
              </table:table-cell>
              <table:table-cell office:value-type="float" office:value="3.39306879">
                <text:p>3.393068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3254809">
                <text:p>3.13254809</text:p>
              </table:table-cell>
              <table:table-cell office:value-type="float" office:value="0.6725015">
                <text:p>0.6725015</text:p>
              </table:table-cell>
              <table:table-cell office:value-type="float" office:value="0.91630775">
                <text:p>0.91630775</text:p>
              </table:table-cell>
              <table:table-cell office:value-type="float" office:value="3.24654484">
                <text:p>3.24654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3640141">
                <text:p>3.13640141</text:p>
              </table:table-cell>
              <table:table-cell office:value-type="float" office:value="0.65125853">
                <text:p>0.65125853</text:p>
              </table:table-cell>
              <table:table-cell office:value-type="float" office:value="1.04743719">
                <text:p>1.04743719</text:p>
              </table:table-cell>
              <table:table-cell office:value-type="float" office:value="2.14817595">
                <text:p>2.14817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4512634">
                <text:p>3.14512634</text:p>
              </table:table-cell>
              <table:table-cell office:value-type="float" office:value="0.6468994">
                <text:p>0.6468994</text:p>
              </table:table-cell>
              <table:table-cell office:value-type="float" office:value="1.12446153">
                <text:p>1.12446153</text:p>
              </table:table-cell>
              <table:table-cell office:value-type="float" office:value="2.18302393">
                <text:p>2.18302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849165">
                <text:p>3.1849165</text:p>
              </table:table-cell>
              <table:table-cell office:value-type="float" office:value="0.63706619">
                <text:p>0.63706619</text:p>
              </table:table-cell>
              <table:table-cell office:value-type="float" office:value="1.02233183">
                <text:p>1.02233183</text:p>
              </table:table-cell>
              <table:table-cell office:value-type="float" office:value="2.1727891">
                <text:p>2.17278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9547377">
                <text:p>3.09547377</text:p>
              </table:table-cell>
              <table:table-cell office:value-type="float" office:value="0.67468286">
                <text:p>0.67468286</text:p>
              </table:table-cell>
              <table:table-cell office:value-type="float" office:value="0.97443467">
                <text:p>0.97443467</text:p>
              </table:table-cell>
              <table:table-cell office:value-type="float" office:value="2.62606502">
                <text:p>2.62606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1942081">
                <text:p>3.31942081</text:p>
              </table:table-cell>
              <table:table-cell office:value-type="float" office:value="0.60197276">
                <text:p>0.60197276</text:p>
              </table:table-cell>
              <table:table-cell office:value-type="float" office:value="0.97641742">
                <text:p>0.97641742</text:p>
              </table:table-cell>
              <table:table-cell office:value-type="float" office:value="3.37384462">
                <text:p>3.37384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7931037">
                <text:p>3.37931037</text:p>
              </table:table-cell>
              <table:table-cell office:value-type="float" office:value="0.58582622">
                <text:p>0.58582622</text:p>
              </table:table-cell>
              <table:table-cell office:value-type="float" office:value="1.02495468">
                <text:p>1.02495468</text:p>
              </table:table-cell>
              <table:table-cell office:value-type="float" office:value="2.54744554">
                <text:p>2.54744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9135518">
                <text:p>3.49135518</text:p>
              </table:table-cell>
              <table:table-cell office:value-type="float" office:value="0.5993259">
                <text:p>0.5993259</text:p>
              </table:table-cell>
              <table:table-cell office:value-type="float" office:value="0.98890376">
                <text:p>0.98890376</text:p>
              </table:table-cell>
              <table:table-cell office:value-type="float" office:value="2.81908464">
                <text:p>2.81908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0633788">
                <text:p>3.50633788</text:p>
              </table:table-cell>
              <table:table-cell office:value-type="float" office:value="0.56770968">
                <text:p>0.56770968</text:p>
              </table:table-cell>
              <table:table-cell office:value-type="float" office:value="1.11248899">
                <text:p>1.11248899</text:p>
              </table:table-cell>
              <table:table-cell office:value-type="float" office:value="2.71544886">
                <text:p>2.715448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9574842">
                <text:p>3.59574842</text:p>
              </table:table-cell>
              <table:table-cell office:value-type="float" office:value="0.5484708">
                <text:p>0.5484708</text:p>
              </table:table-cell>
              <table:table-cell office:value-type="float" office:value="1.12303472">
                <text:p>1.12303472</text:p>
              </table:table-cell>
              <table:table-cell office:value-type="float" office:value="2.30931664">
                <text:p>2.309316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0841942">
                <text:p>3.60841942</text:p>
              </table:table-cell>
              <table:table-cell office:value-type="float" office:value="0.54467374">
                <text:p>0.54467374</text:p>
              </table:table-cell>
              <table:table-cell office:value-type="float" office:value="1.02184701">
                <text:p>1.02184701</text:p>
              </table:table-cell>
              <table:table-cell office:value-type="float" office:value="2.45153713">
                <text:p>2.45153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854497">
                <text:p>3.5854497</text:p>
              </table:table-cell>
              <table:table-cell office:value-type="float" office:value="0.5568279">
                <text:p>0.5568279</text:p>
              </table:table-cell>
              <table:table-cell office:value-type="float" office:value="1.03521013">
                <text:p>1.03521013</text:p>
              </table:table-cell>
              <table:table-cell office:value-type="float" office:value="2.84521341">
                <text:p>2.84521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0743542">
                <text:p>3.40743542</text:p>
              </table:table-cell>
              <table:table-cell office:value-type="float" office:value="0.59273994">
                <text:p>0.59273994</text:p>
              </table:table-cell>
              <table:table-cell office:value-type="float" office:value="1.17582083">
                <text:p>1.17582083</text:p>
              </table:table-cell>
              <table:table-cell office:value-type="float" office:value="2.78812551">
                <text:p>2.78812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1574669">
                <text:p>3.41574669</text:p>
              </table:table-cell>
              <table:table-cell office:value-type="float" office:value="0.59643805">
                <text:p>0.59643805</text:p>
              </table:table-cell>
              <table:table-cell office:value-type="float" office:value="0.96294826">
                <text:p>0.96294826</text:p>
              </table:table-cell>
              <table:table-cell office:value-type="float" office:value="2.90995908">
                <text:p>2.90995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6283722">
                <text:p>3.46283722</text:p>
              </table:table-cell>
              <table:table-cell office:value-type="float" office:value="0.57191908">
                <text:p>0.57191908</text:p>
              </table:table-cell>
              <table:table-cell office:value-type="float" office:value="1.08621585">
                <text:p>1.08621585</text:p>
              </table:table-cell>
              <table:table-cell office:value-type="float" office:value="2.17796707">
                <text:p>2.177967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5896854">
                <text:p>3.55896854</text:p>
              </table:table-cell>
              <table:table-cell office:value-type="float" office:value="0.55581516">
                <text:p>0.55581516</text:p>
              </table:table-cell>
              <table:table-cell office:value-type="float" office:value="1.02241004">
                <text:p>1.02241004</text:p>
              </table:table-cell>
              <table:table-cell office:value-type="float" office:value="3.04588199">
                <text:p>3.04588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4701843">
                <text:p>3.64701843</text:p>
              </table:table-cell>
              <table:table-cell office:value-type="float" office:value="0.55155122">
                <text:p>0.55155122</text:p>
              </table:table-cell>
              <table:table-cell office:value-type="float" office:value="1.21603286">
                <text:p>1.21603286</text:p>
              </table:table-cell>
              <table:table-cell office:value-type="float" office:value="1.73834646">
                <text:p>1.738346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9875178">
                <text:p>3.59875178</text:p>
              </table:table-cell>
              <table:table-cell office:value-type="float" office:value="0.55214286">
                <text:p>0.55214286</text:p>
              </table:table-cell>
              <table:table-cell office:value-type="float" office:value="1.53126872">
                <text:p>1.53126872</text:p>
              </table:table-cell>
              <table:table-cell office:value-type="float" office:value="1.55913794">
                <text:p>1.559137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5889487">
                <text:p>3.55889487</text:p>
              </table:table-cell>
              <table:table-cell office:value-type="float" office:value="0.56815022">
                <text:p>0.56815022</text:p>
              </table:table-cell>
              <table:table-cell office:value-type="float" office:value="1.02468288">
                <text:p>1.02468288</text:p>
              </table:table-cell>
              <table:table-cell office:value-type="float" office:value="2.47384787">
                <text:p>2.473847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9054899">
                <text:p>3.59054899</text:p>
              </table:table-cell>
              <table:table-cell office:value-type="float" office:value="0.54486275">
                <text:p>0.54486275</text:p>
              </table:table-cell>
              <table:table-cell office:value-type="float" office:value="1.08643019">
                <text:p>1.08643019</text:p>
              </table:table-cell>
              <table:table-cell office:value-type="float" office:value="2.51569939">
                <text:p>2.515699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640377">
                <text:p>3.6640377</text:p>
              </table:table-cell>
              <table:table-cell office:value-type="float" office:value="0.54073125">
                <text:p>0.54073125</text:p>
              </table:table-cell>
              <table:table-cell office:value-type="float" office:value="1.07433546">
                <text:p>1.07433546</text:p>
              </table:table-cell>
              <table:table-cell office:value-type="float" office:value="2.65632963">
                <text:p>2.65632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0915184">
                <text:p>3.60915184</text:p>
              </table:table-cell>
              <table:table-cell office:value-type="float" office:value="0.55183595">
                <text:p>0.55183595</text:p>
              </table:table-cell>
              <table:table-cell office:value-type="float" office:value="0.96675819">
                <text:p>0.96675819</text:p>
              </table:table-cell>
              <table:table-cell office:value-type="float" office:value="3.05331635">
                <text:p>3.05331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47077823">
                <text:p>3.47077823</text:p>
              </table:table-cell>
              <table:table-cell office:value-type="float" office:value="0.5772233">
                <text:p>0.5772233</text:p>
              </table:table-cell>
              <table:table-cell office:value-type="float" office:value="1.17559922">
                <text:p>1.17559922</text:p>
              </table:table-cell>
              <table:table-cell office:value-type="float" office:value="2.33599806">
                <text:p>2.335998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9474087">
                <text:p>3.59474087</text:p>
              </table:table-cell>
              <table:table-cell office:value-type="float" office:value="0.5861941">
                <text:p>0.5861941</text:p>
              </table:table-cell>
              <table:table-cell office:value-type="float" office:value="0.98576033">
                <text:p>0.98576033</text:p>
              </table:table-cell>
              <table:table-cell office:value-type="float" office:value="2.81779933">
                <text:p>2.81779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57599831">
                <text:p>3.57599831</text:p>
              </table:table-cell>
              <table:table-cell office:value-type="float" office:value="0.55262071">
                <text:p>0.55262071</text:p>
              </table:table-cell>
              <table:table-cell office:value-type="float" office:value="1.12026834">
                <text:p>1.12026834</text:p>
              </table:table-cell>
              <table:table-cell office:value-type="float" office:value="2.30450988">
                <text:p>2.304509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58560801">
                <text:p>3.58560801</text:p>
              </table:table-cell>
              <table:table-cell office:value-type="float" office:value="0.56547004">
                <text:p>0.56547004</text:p>
              </table:table-cell>
              <table:table-cell office:value-type="float" office:value="1.10683227">
                <text:p>1.10683227</text:p>
              </table:table-cell>
              <table:table-cell office:value-type="float" office:value="2.47533417">
                <text:p>2.47533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